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11" table:formula="of:=SUM([.N3:.R3])" table:style-name="ce8">
            <text:p>11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67" table:formula="of:=SUM([.S3];[.M3];[.G3];[.Y3])" table:style-name="ce9">
            <text:p>6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3" table:formula="of:=SUM([.H4:.L4])" table:style-name="ce8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5" table:formula="of:=SUM([.N4:.R4])" table:style-name="ce8">
            <text:p>5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9" table:formula="of:=SUM([.S4];[.M4];[.G4];[.Y4])" table:style-name="ce9">
            <text:p>19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3" table:formula="of:=SUM([.H5:.L5])" table:style-name="ce8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5" table:formula="of:=SUM([.S5];[.M5];[.G5];[.Y5])" table:style-name="ce9">
            <text:p>1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table:style-name="ce7"/>
          <table:table-cell office:value-type="float" office:value="9" table:formula="of:=SUM([.H6:.L6])" table:style-name="ce8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3" table:formula="of:=SUM([.N6:.R6])" table:style-name="ce8">
            <text:p>3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12" table:formula="of:=SUM([.S6];[.M6];[.G6];[.Y6])" table:style-name="ce9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,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,5</text:p>
          </table:table-cell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table:style-name="ce7"/>
          <table:table-cell office:value-type="float" office:value="5" table:formula="of:=SUM([.H7:.L7])" table:style-name="ce8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7"/>
          <table:table-cell office:value-type="float" office:value="18" table:formula="of:=SUM([.N7:.R7])" table:style-name="ce8">
            <text:p>18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26.5" table:formula="of:=SUM([.S7];[.M7];[.G7];[.Y7])" table:style-name="ce9">
            <text:p>26,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style-name="ce11"/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table:style-name="ce7"/>
          <table:table-cell office:value-type="float" office:value="16" table:formula="of:=SUM([.H8:.L8])" table:style-name="ce8">
            <text:p>16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7"/>
          <table:table-cell office:value-type="float" office:value="15" table:formula="of:=SUM([.N8:.R8])" table:style-name="ce8">
            <text:p>15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31" table:formula="of:=SUM([.S8];[.M8];[.G8];[.Y8])" table:style-name="ce9">
            <text:p>3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formula="of:=SUM([.N9:.R9])" table:style-name="ce8">
            <text:p>5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5" table:formula="of:=SUM([.S9];[.M9];[.G9];[.Y9])" table:style-name="ce9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7" table:formula="of:=SUM([.H10:.L10])" table:style-name="ce15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6">
            <text:p>0</text:p>
          </table:table-cell>
          <table:table-cell table:style-name="ce14"/>
          <table:table-cell office:value-type="float" office:value="3" table:formula="of:=SUM([.N10:.R10])" table:style-name="ce15">
            <text:p>3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13" table:formula="of:=SUM([.S10];[.M10];[.G10];[.Y10])" table:style-name="ce9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,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,5</text:p>
          </table:table-cell>
          <table:table-cell office:value-type="float" office:value="13.5" table:formula="of:=SUM([.E3:.E10])" table:style-name="ce19">
            <text:p>13,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,5</text:p>
          </table:table-cell>
          <table:table-cell office:value-type="float" office:value="12" table:formula="of:=SUM([.H3:.H10])" table:style-name="ce19">
            <text:p>12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24" table:formula="of:=SUM([.K3:.K10])" table:style-name="ce19">
            <text:p>24</text:p>
          </table:table-cell>
          <table:table-cell office:value-type="float" office:value="5" table:formula="of:=SUM([.L3:.L10])" table:style-name="ce20">
            <text:p>5</text:p>
          </table:table-cell>
          <table:table-cell office:value-type="float" office:value="68" table:formula="of:=SUM([.M3:.M10])" table:style-name="ce4">
            <text:p>68</text:p>
          </table:table-cell>
          <table:table-cell office:value-type="float" office:value="14" table:formula="of:=SUM([.N3:.N10])" table:style-name="ce18">
            <text:p>14</text:p>
          </table:table-cell>
          <table:table-cell office:value-type="float" office:value="18" table:formula="of:=SUM([.O3:.O10])" table:style-name="ce19">
            <text:p>18</text:p>
          </table:table-cell>
          <table:table-cell office:value-type="float" office:value="14" table:formula="of:=SUM([.P3:.P10])" table:style-name="ce19">
            <text:p>14</text:p>
          </table:table-cell>
          <table:table-cell office:value-type="float" office:value="14" table:formula="of:=SUM([.Q3:.Q10])" table:style-name="ce19">
            <text:p>14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60" table:formula="of:=SUM([.S3:.S10])" table:style-name="ce4">
            <text:p>6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188.5" table:formula="of:=SUM([.Z3:.Z10])" table:style-name="ce21">
            <text:p>188,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francisco crocamo</dc:creator>
    <meta:creation-date>2013-08-23T13:53:05Z</meta:creation-date>
    <dc:date>2018-08-28T22:21:45Z</dc:date>
    <meta:editing-cycles>10</meta:editing-cycles>
    <meta:editing-duration>PT977S</meta:editing-duration>
  </office:meta>
</office:document-meta>
</file>